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5.95cm" fo:break-before="auto" style:use-optimal-row-height="true"/>
    </style:style>
    <style:style style:name="ro3" style:family="table-row">
      <style:table-row-properties style:row-height="4.26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1023" table:default-cell-style-name="ce3"/>
        <table:table-row table:style-name="ro1">
          <table:table-cell table:style-name="ce1" office:value-type="string">
            <text:p>Level</text:p>
          </table:table-cell>
          <table:table-cell table:style-name="ce4" office:value-type="string">
            <text:p>Air Magic</text:p>
          </table:table-cell>
          <table:table-cell table:style-name="ce4" office:value-type="string">
            <text:p>Earth Magic</text:p>
          </table:table-cell>
          <table:table-cell table:style-name="ce4" office:value-type="string">
            <text:p>Fire Magic</text:p>
          </table:table-cell>
          <table:table-cell table:style-name="ce4" office:value-type="string">
            <text:p>Water Magic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10% strength for melee units in stack</text:p>
            <text:p>0% chance to wear off each turn</text:p>
            <text:p/>
            <text:p><text:span text:style-name="T1">Treetop Defense</text:span></text:p>
            <text:p>Fully fortifies stack in forest</text:p>
          </table:table-cell>
          <table:table-cell table:style-name="ce4" office:value-type="string">
            <text:p><text:span text:style-name="T1">Scorch</text:span></text:p>
            <text:p><text:span text:style-name="T2">Turn tile towards desert 1 step per cast</text:span></text:p>
            <text:p><text:span text:style-name="T2">Removes terrain features</text:span></text:p>
            <text:p/>
            <text:p><text:span text:style-name="T1">Blinding Light</text:span></text:p>
            <text:p><text:span text:style-name="T2">Enemy stack becomes immobile for 2 turns</text:span></text:p>
            <text:p><text:span text:style-name="T2">Range 1, 33% chance to be resisted</text:span></text:p>
          </table:table-cell>
          <table:table-cell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  <text:p><text:span text:style-name="T1">Rust</text:span></text:p>
            <text:p>Removes enchanted blade from all enemy units</text:p>
            <text:p>-5% strength for enemy units </text:p>
            <text:p>Range 1</text:p>
            <text:p/>
          </table:table-cell>
          <table:table-cell table:number-columns-repeated="1019"/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<text:span text:style-name="T1">Thunderstorm</text:span></text:p>
            <text:p>AOE, Range 2, All Units</text:p>
            <text:p>Average of 10% damage</text:p>
            <text:p/>
            <text:p><text:span text:style-name="T1">Shadowwalk</text:span></text:p>
            <text:p>Ignore building defense when attacking city/fort?</text:p>
            <text:p>33% chance to wear off each turn</text:p>
            <text:p/>
          </table:table-cell>
          <table:table-cell office:value-type="string">
            <text:p><text:span text:style-name="T1">Earthquake</text:span></text:p>
            <text:p>5% chance to remove improvement</text:p>
            <text:p>Unfortifies enemy units</text:p>
            <text:p>Range 1</text:p>
            <text:p/>
            <text:p><text:span text:style-name="T1">Dispel</text:span></text:p>
            <text:p>Removes beneficial buffs from enemy units</text:p>
            <text:p>Removes negative buffs from friendly units</text:p>
            <text:p>Range 1</text:p>
          </table:table-cell>
          <table:table-cell office:value-type="string">
            <text:p><text:span text:style-name="T1">Fireball</text:span></text:p>
            <text:p>Missile, Strength 5, Range 2</text:p>
            <text:p>Immune to first strikes</text:p>
            <text:p>20% collateral damage</text:p>
            <text:p>Can bombard city defense 10%</text:p>
            <text:p/>
            <text:p><text:span text:style-name="T1">Ring of Flames</text:span></text:p>
            <text:p>AOE, Range 1, All Units</text:p>
            <text:p>Average of 15% damage</text:p>
            <text:p/>
          </table:table-cell>
          <table:table-cell office:value-type="string">
            <text:p><text:span text:style-name="T3">Vitalize</text:span></text:p>
            <text:p><text:span text:style-name="T2">Turn tile towards grassland 1 step per cast</text:span></text:p>
            <text:p><text:span text:style-name="T2">Removes floodplains</text:span></text:p>
            <text:p><text:span text:style-name="T2"/></text:p>
            <text:p><text:span text:style-name="T1">Snowfall</text:span></text:p>
            <text:p>AOE, Range 1, All Units</text:p>
            <text:p>Average of 10% damage</text:p>
            <text:p>Temporarily turns surrounding tiles to ice</text:p>
            <text:p/>
          </table:table-cell>
          <table:table-cell table:number-columns-repeated="1019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Chain Lightnining</text:p>
            <text:p/>
            <text:p>Air Elemental 7/7</text:p>
            <text:p>Flying</text:p>
          </table:table-cell>
          <table:table-cell office:value-type="string">
            <text:p>Earth Elemental 10/10</text:p>
            <text:p/>
          </table:table-cell>
          <table:table-cell office:value-type="string">
            <text:p>Greater Fireball</text:p>
            <text:p/>
            <text:p>Fire Elemental 8/8</text:p>
          </table:table-cell>
          <table:table-cell table:style-name="Default" office:value-type="string">
            <text:p/>
            <text:p/>
            <text:p>Water Elemental 8/8</text:p>
            <text:p>Waterwalk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Default"/>
          <table:table-cell table:number-columns-repeated="1022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4/11/2014</text:date>, <text:time>19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8M36S</meta:editing-duration>
    <meta:editing-cycles>52</meta:editing-cycles>
    <meta:generator>OpenOffice/4.0.0$Win32 OpenOffice.org_project/400m3$Build-9702</meta:generator>
    <dc:date>2014-11-04T19:19:25.63</dc:date>
    <dc:creator>Bastiaan 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